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0.28pt" svg:y="489.23pt">
            <loext:p draw:notify-on-update-of-ranges="Sheet1.B15:Sheet1.Q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3.6pt" svg:height="144.85pt" svg:x="45.86pt" svg:y="239.98pt">
            <loext:p draw:notify-on-update-of-ranges="Sheet1.B12:Sheet1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2pt" svg:height="254.92pt" svg:x="407.48pt" svg:y="211.21pt">
            <loext:p draw:notify-on-update-of-ranges="Sheet1.B13:Sheet1.E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.48pt" svg:y="487.08pt">
            <loext:p draw:notify-on-update-of-ranges="Sheet1.B14:Sheet1.I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ynt Filter link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nt Filter rechts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float" office:value="89.6875" calcext:value-type="float">
            <text:p>89.6875</text:p>
          </table:table-cell>
          <table:table-cell office:value-type="float" office:value="1.6875" calcext:value-type="float">
            <text:p>1.6875</text:p>
          </table:table-cell>
          <table:table-cell office:value-type="float" office:value="-5.875" calcext:value-type="float">
            <text:p>-5.875</text:p>
          </table:table-cell>
          <table:table-cell office:value-type="float" office:value="3.25" calcext:value-type="float">
            <text:p>3.25</text:p>
          </table:table-cell>
          <table:table-cell office:value-type="float" office:value="-4.5" calcext:value-type="float">
            <text:p>-4.5</text:p>
          </table:table-cell>
          <table:table-cell office:value-type="float" office:value="-0.25" calcext:value-type="float">
            <text:p>-0.25</text:p>
          </table:table-cell>
          <table:table-cell office:value-type="float" office:value="2.25" calcext:value-type="float">
            <text:p>2.25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*[.$B$3]+[.C11]*[.$C$3]" office:value-type="float" office:value="91.375" calcext:value-type="float">
            <text:p>91.375</text:p>
          </table:table-cell>
          <table:table-cell table:formula="of:=[.B11]*[.$B$4]+[.C11]*[.$C$4]"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2]*[.B3]+[.D11]*[.C3]" office:value-type="float" office:value="85.5" calcext:value-type="float">
            <text:p>85.5</text:p>
          </table:table-cell>
          <table:table-cell table:formula="of:=[.B12]*[.B4]+[.C4]*[.D11]" office:value-type="float" office:value="97.25" calcext:value-type="float">
            <text:p>97.25</text:p>
          </table:table-cell>
          <table:table-cell table:formula="of:=[.C12]*[.B3]+[.C3]*[.E11]" office:value-type="float" office:value="91.25" calcext:value-type="float">
            <text:p>91.25</text:p>
          </table:table-cell>
          <table:table-cell table:formula="of:=[.C12]*[.B4]+[.C4]*[.E11]" office:value-type="float" office:value="84.75" calcext:value-type="float">
            <text:p>84.7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3]*[.B3]+[.F11]*[.C3]" office:value-type="float" office:value="81" calcext:value-type="float">
            <text:p>81</text:p>
          </table:table-cell>
          <table:table-cell table:formula="of:=[.B13]*[.B4]+[.F11]*[.C4]" office:value-type="float" office:value="90" calcext:value-type="float">
            <text:p>90</text:p>
          </table:table-cell>
          <table:table-cell table:formula="of:=[.C13]*[.B3]+[.C3]*[.G11]" office:value-type="float" office:value="97" calcext:value-type="float">
            <text:p>97</text:p>
          </table:table-cell>
          <table:table-cell table:formula="of:=[.C13]*[.B4]+[.G11]*[.C4]" office:value-type="float" office:value="97.5" calcext:value-type="float">
            <text:p>97.5</text:p>
          </table:table-cell>
          <table:table-cell table:formula="of:=[.D13]*[.B3]+[.C3]*[.H11]" office:value-type="float" office:value="93.5" calcext:value-type="float">
            <text:p>93.5</text:p>
          </table:table-cell>
          <table:table-cell table:formula="of:=[.D13]*[.B4]+[.C4]*[.H11]" office:value-type="float" office:value="89" calcext:value-type="float">
            <text:p>89</text:p>
          </table:table-cell>
          <table:table-cell table:formula="of:=[.E13]*[.B3]+[.I11]*[.C3]" office:value-type="float" office:value="85.5" calcext:value-type="float">
            <text:p>85.5</text:p>
          </table:table-cell>
          <table:table-cell table:formula="of:=[.E13]*[.B4]+[.I11]*[.C4]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4]*[.B3]+[.J11]*[.C3]" office:value-type="float" office:value="80" calcext:value-type="float">
            <text:p>80</text:p>
          </table:table-cell>
          <table:table-cell table:formula="of:=[.B14]*[.B4]+[.C4]*[.J11]" office:value-type="float" office:value="82" calcext:value-type="float">
            <text:p>82</text:p>
          </table:table-cell>
          <table:table-cell table:formula="of:=[.C14]*[.B3]+[.C3]*[.K11]" office:value-type="float" office:value="86" calcext:value-type="float">
            <text:p>86</text:p>
          </table:table-cell>
          <table:table-cell table:formula="of:=[.C14]*[.B4]+[.C4]*[.K11]" office:value-type="float" office:value="94" calcext:value-type="float">
            <text:p>94</text:p>
          </table:table-cell>
          <table:table-cell table:formula="of:=[.D14]*[.B3]+[.C3]*[.L11]" office:value-type="float" office:value="96" calcext:value-type="float">
            <text:p>96</text:p>
          </table:table-cell>
          <table:table-cell table:formula="of:=[.D14]*[.B4]+[.C4]*[.L11]" office:value-type="float" office:value="98" calcext:value-type="float">
            <text:p>98</text:p>
          </table:table-cell>
          <table:table-cell table:formula="of:=[.E14]*[.B3]+[.C3]*[.M11]" office:value-type="float" office:value="97" calcext:value-type="float">
            <text:p>97</text:p>
          </table:table-cell>
          <table:table-cell table:formula="of:=[.B4]*[.E14]+[.C4]*[.M11]" office:value-type="float" office:value="98" calcext:value-type="float">
            <text:p>98</text:p>
          </table:table-cell>
          <table:table-cell table:formula="of:=[.F14]*[.B3]+[.C3]*[.N11]" office:value-type="float" office:value="95" calcext:value-type="float">
            <text:p>95</text:p>
          </table:table-cell>
          <table:table-cell table:formula="of:=[.F14]*[.B3]+[.C3]*[.N11]" office:value-type="float" office:value="95" calcext:value-type="float">
            <text:p>95</text:p>
          </table:table-cell>
          <table:table-cell table:formula="of:=[.G14]*[.B3]+[.O11]*[.C3]" office:value-type="float" office:value="90" calcext:value-type="float">
            <text:p>90</text:p>
          </table:table-cell>
          <table:table-cell table:formula="of:=[.G14]*[.B4]+[.C4]*[.O11]" office:value-type="float" office:value="88" calcext:value-type="float">
            <text:p>88</text:p>
          </table:table-cell>
          <table:table-cell table:formula="of:=[.H14]*[.B3]+[.C3]*[.P10]" office:value-type="float" office:value="85.5" calcext:value-type="float">
            <text:p>85.5</text:p>
          </table:table-cell>
          <table:table-cell table:formula="of:=[.H14]*[.B3]+[.C3]*[.P11]" office:value-type="float" office:value="86" calcext:value-type="float">
            <text:p>86</text:p>
          </table:table-cell>
          <table:table-cell table:formula="of:=[.B3]*[.I14]+[.C3]*[.Q11]" office:value-type="float" office:value="84" calcext:value-type="float">
            <text:p>84</text:p>
          </table:table-cell>
          <table:table-cell table:formula="of:=[.B4]*[.I14]+[.C4]*[.Q11]"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 style:data-style-name="N2" text:time-value="10:31:17.189871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6:01:48.643862174</meta:creation-date>
    <dc:date>2016-06-02T10:52:52.120475501</dc:date>
    <meta:editing-duration>PT26M50S</meta:editing-duration>
    <meta:editing-cycles>5</meta:editing-cycles>
    <meta:generator>LibreOffice/5.0.3.2$Linux_X86_64 LibreOffice_project/00m0$Build-2</meta:generator>
    <meta:document-statistic meta:table-count="1" meta:cell-count="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B15:Sheet1.Q15" svg:x="0.356cm" svg:y="0.142cm" svg:width="13.466cm" svg:height="8.639cm">
          <chartooo:coordinate-region svg:x="1.163cm" svg:y="0.341cm" svg:width="12.65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Q15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Sheet1.B15:Sheet1.Q15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5.5">
                <text:p>85.5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64cm" svg:height="5.111cm" xlink:href=".." xlink:type="simple" chart:class="chart:bar" chart:style-name="ch1">
        <chart:legend chart:legend-position="end" svg:x="9.171cm" svg:y="2.256cm" style:legend-expansion="high" chart:style-name="ch2"/>
        <chart:plot-area chart:style-name="ch3" table:cell-range-address="Sheet1.B12:Sheet1.C12" svg:x="0.221cm" svg:y="0.102cm" svg:width="8.729cm" svg:height="4.907cm">
          <chartooo:coordinate-region svg:x="0.842cm" svg:y="0.301cm" svg:width="8.108cm" svg:height="4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2:Sheet1.C1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91.375">
                <text:p>91.375</text:p>
                <draw:g>
                  <svg:desc>Sheet1.B12:Sheet1.C12</svg:desc>
                </draw:g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8.994cm" xlink:href=".." xlink:type="simple" chart:class="chart:bar" chart:style-name="ch1">
        <chart:legend chart:legend-position="end" svg:x="14.1cm" svg:y="4.198cm" style:legend-expansion="high" chart:style-name="ch2"/>
        <chart:plot-area chart:style-name="ch3" table:cell-range-address="Sheet1.B13:Sheet1.E13" svg:x="0.319cm" svg:y="0.179cm" svg:width="13.462cm" svg:height="8.636cm">
          <chartooo:coordinate-region svg:x="1.126cm" svg:y="0.378cm" svg:width="12.655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E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85.5">
                <text:p>85.5</text:p>
                <draw:g>
                  <svg:desc>Sheet1.B13:Sheet1.E13</svg:desc>
                </draw:g>
              </table:table-cell>
              <table:table-cell office:value-type="float" office:value="97.25">
                <text:p>97.25</text:p>
              </table:table-cell>
              <table:table-cell office:value-type="float" office:value="91.25">
                <text:p>91.25</text:p>
              </table:table-cell>
              <table:table-cell office:value-type="float" office:value="84.75">
                <text:p>84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Sheet1.B14:Sheet1.I14" svg:x="0.32cm" svg:y="0.18cm" svg:width="13.467cm" svg:height="8.64cm">
          <chartooo:coordinate-region svg:x="1.127cm" svg:y="0.379cm" svg:width="12.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I1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81">
                <text:p>81</text:p>
                <draw:g>
                  <svg:desc>Sheet1.B14:Sheet1.I1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97.5">
                <text:p>97.5</text:p>
              </table:table-cell>
              <table:table-cell office:value-type="float" office:value="93.5">
                <text:p>93.5</text:p>
              </table:table-cell>
              <table:table-cell office:value-type="float" office:value="89">
                <text:p>89</text:p>
              </table:table-cell>
              <table:table-cell office:value-type="float" office:value="85.5">
                <text:p>85.5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